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Pca" style:family="table">
      <style:table-properties style:width="16.96cm" table:align="left" style:may-break-between-rows="false"/>
    </style:style>
    <style:style style:name="tabDecomptePca.A" style:family="table-column">
      <style:table-column-properties style:column-width="7.779cm"/>
    </style:style>
    <style:style style:name="tabDecomptePca.B" style:family="table-column">
      <style:table-column-properties style:column-width="2.223cm"/>
    </style:style>
    <style:style style:name="tabDecomptePca.C" style:family="table-column">
      <style:table-column-properties style:column-width="1.561cm"/>
    </style:style>
    <style:style style:name="tabDecomptePca.D" style:family="table-column">
      <style:table-column-properties style:column-width="1.693cm"/>
    </style:style>
    <style:style style:name="tabDecomptePca.E" style:family="table-column">
      <style:table-column-properties style:column-width="1.323cm"/>
    </style:style>
    <style:style style:name="tabDecomptePca.F" style:family="table-column">
      <style:table-column-properties style:column-width="2.381cm"/>
    </style:style>
    <style:style style:name="tabDecomptePca.1" style:family="table-row">
      <style:table-row-properties style:min-row-height="0.499cm" style:keep-together="false" fo:keep-together="always"/>
    </style:style>
    <style:style style:name="tabDecomptePca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Table_20_Contents"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11pt" style:font-size-asian="11pt" style:font-size-complex="11pt"/>
    </style:style>
    <style:style style:name="P5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RECAP_PCA =%</text:p>
      <table:table table:name="tabDecomptePca" table:style-name="tabDecomptePca">
        <table:table-column table:style-name="tabDecomptePca.A"/>
        <table:table-column table:style-name="tabDecomptePca.B"/>
        <table:table-column table:style-name="tabDecomptePca.C"/>
        <table:table-column table:style-name="tabDecomptePca.D"/>
        <table:table-column table:style-name="tabDecomptePca.E"/>
        <table:table-column table:style-name="tabDecomptePca.F"/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</table:table-row>
        <table:table-row table:style-name="tabDecomptePca.1">
          <table:table-cell table:style-name="tabDecomptePca.A1" office:value-type="string">
            <text:p text:style-name="P3">%{ligneStandard}%%=LIBELLE=%</text:p>
          </table:table-cell>
          <table:table-cell table:style-name="tabDecomptePca.A1" office:value-type="string">
            <text:p text:style-name="P4">%=MOISA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MONTANT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TOTAL=%</text:p>
          </table:table-cell>
        </table:table-row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</table:table-row>
        <table:table-row table:style-name="tabDecomptePca.1">
          <table:table-cell table:style-name="tabDecomptePca.A1" office:value-type="string">
            <text:p text:style-name="P5">%{ligneTotal}%%=LIBELLE=%</text:p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6">%=CHF=%</text:p>
          </table:table-cell>
          <table:table-cell table:style-name="tabDecomptePca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5-12-07T17:14:23.40</dc:date>
    <meta:editing-cycles>29</meta:editing-cycles>
    <meta:editing-duration>PT55M21S</meta:editing-duration>
    <dc:creator>lga </dc:creator>
    <meta:document-statistic meta:table-count="1" meta:image-count="0" meta:object-count="0" meta:page-count="1" meta:paragraph-count="10" meta:word-count="12" meta:character-count="138"/>
    <meta:user-defined meta:name="Info 1"/>
    <meta:user-defined meta:name="Info 2"/>
    <meta:user-defined meta:name="Info 3"/>
    <meta:user-defined meta:name="Info 4"/>
  </office:meta>
</office:document-meta>
</file>